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30000002C4255F8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officeooo:rsid="0071b26c" officeooo:paragraph-rsid="0071b26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margin-left="0in" fo:margin-right="0in" fo:text-indent="0in" style:auto-text-indent="false"/>
      <style:text-properties officeooo:paragraph-rsid="006ec1a6"/>
    </style:style>
    <style:style style:name="P4" style:family="paragraph" style:parent-style-name="Heading_20_3">
      <style:paragraph-properties fo:margin-left="0in" fo:margin-right="0in" fo:text-indent="0in" style:auto-text-indent="false"/>
      <style:text-properties officeooo:paragraph-rsid="006ec1a6"/>
    </style:style>
    <style:style style:name="P5" style:family="paragraph" style:parent-style-name="Horizontal_20_Line">
      <style:text-properties officeooo:paragraph-rsid="006ec1a6"/>
    </style:style>
    <style:style style:name="P6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/>
    </style:style>
    <style:style style:name="P7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/>
      <style:text-properties officeooo:paragraph-rsid="00702388"/>
    </style:style>
    <style:style style:name="P8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/>
      <style:text-properties officeooo:paragraph-rsid="006ec1a6"/>
    </style:style>
    <style:style style:name="P9" style:family="paragraph" style:parent-style-name="Preformatted_20_Text" style:list-style-name="L2">
      <style:paragraph-properties fo:margin-left="0in" fo:margin-right="0in" fo:text-indent="0in" style:auto-text-indent="false"/>
      <style:text-properties officeooo:paragraph-rsid="006ec1a6"/>
    </style:style>
    <style:style style:name="P10" style:family="paragraph" style:parent-style-name="Preformatted_20_Text" style:list-style-name="L2">
      <style:paragraph-properties fo:margin-top="0in" fo:margin-bottom="0.1965in" style:contextual-spacing="false"/>
      <style:text-properties officeooo:paragraph-rsid="006ec1a6"/>
    </style:style>
    <style:style style:name="P11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/>
      <style:text-properties officeooo:paragraph-rsid="006ec1a6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6ec1a6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6ec1a6"/>
    </style:style>
    <style:style style:name="P14" style:family="paragraph" style:parent-style-name="Preformatted_20_Text">
      <style:text-properties officeooo:paragraph-rsid="006ec1a6"/>
    </style:style>
    <style:style style:name="P15" style:family="paragraph" style:parent-style-name="Preformatted_20_Text" style:list-style-name="L6">
      <style:paragraph-properties fo:margin-top="0in" fo:margin-bottom="0.1965in" style:contextual-spacing="false"/>
      <style:text-properties officeooo:paragraph-rsid="006ec1a6"/>
    </style:style>
    <style:style style:name="P16" style:family="paragraph" style:parent-style-name="Preformatted_20_Text" style:list-style-name="L6">
      <style:paragraph-properties fo:margin-top="0in" fo:margin-bottom="0.1965in" style:contextual-spacing="false"/>
      <style:text-properties officeooo:paragraph-rsid="00702388"/>
    </style:style>
    <style:style style:name="P17" style:family="paragraph" style:parent-style-name="Preformatted_20_Text" style:list-style-name="L10">
      <style:paragraph-properties fo:margin-top="0in" fo:margin-bottom="0.1965in" style:contextual-spacing="false"/>
      <style:text-properties officeooo:paragraph-rsid="006ec1a6"/>
    </style:style>
    <style:style style:name="P18" style:family="paragraph" style:parent-style-name="Standard">
      <style:text-properties officeooo:rsid="000be1b8" officeooo:paragraph-rsid="000be1b8"/>
    </style:style>
    <style:style style:name="P19" style:family="paragraph" style:parent-style-name="Standard">
      <style:text-properties officeooo:rsid="0065d306" officeooo:paragraph-rsid="0065d306"/>
    </style:style>
    <style:style style:name="P20" style:family="paragraph" style:parent-style-name="Standard" style:list-style-name="L1">
      <style:paragraph-properties fo:margin-left="0in" fo:margin-right="0in" fo:text-indent="0in" style:auto-text-indent="false"/>
      <style:text-properties officeooo:paragraph-rsid="00702388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left="0in" fo:margin-right="0in" fo:text-indent="0in" style:auto-text-indent="false"/>
    </style:style>
    <style:style style:name="P23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702388"/>
    </style:style>
    <style:style style:name="P24" style:family="paragraph" style:parent-style-name="Text_20_body">
      <style:text-properties officeooo:rsid="0065d306" officeooo:paragraph-rsid="0065d306"/>
    </style:style>
    <style:style style:name="P25" style:family="paragraph" style:parent-style-name="Text_20_body">
      <style:text-properties officeooo:rsid="0065d306" officeooo:paragraph-rsid="006ec1a6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65d306" officeooo:paragraph-rsid="006ec1a6"/>
    </style:style>
    <style:style style:name="P27" style:family="paragraph" style:parent-style-name="Text_20_body" style:list-style-name="L2">
      <style:paragraph-properties fo:margin-left="0in" fo:margin-right="0in" fo:text-indent="0in" style:auto-text-indent="false"/>
      <style:text-properties officeooo:paragraph-rsid="006ec1a6"/>
    </style:style>
    <style:style style:name="P28" style:family="paragraph" style:parent-style-name="Text_20_body" style:list-style-name="L2">
      <style:paragraph-properties fo:margin-top="0in" fo:margin-bottom="0in" style:contextual-spacing="false"/>
      <style:text-properties officeooo:paragraph-rsid="006ec1a6"/>
    </style:style>
    <style:style style:name="P29" style:family="paragraph" style:parent-style-name="Text_20_body" style:list-style-name="L2">
      <style:text-properties officeooo:paragraph-rsid="006ec1a6"/>
    </style:style>
    <style:style style:name="P30" style:family="paragraph" style:parent-style-name="Text_20_body">
      <style:text-properties officeooo:paragraph-rsid="0065d306"/>
    </style:style>
    <style:style style:name="P31" style:family="paragraph" style:parent-style-name="Text_20_body" style:list-style-name="L5">
      <style:paragraph-properties fo:margin-left="0in" fo:margin-right="0in" fo:text-indent="0in" style:auto-text-indent="false"/>
      <style:text-properties officeooo:paragraph-rsid="006ec1a6"/>
    </style:style>
    <style:style style:name="P32" style:family="paragraph" style:parent-style-name="Text_20_body" style:list-style-name="L5">
      <style:paragraph-properties fo:margin-top="0in" fo:margin-bottom="0in" style:contextual-spacing="false"/>
      <style:text-properties officeooo:paragraph-rsid="006ec1a6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paragraph-rsid="006ec1a6"/>
    </style:style>
    <style:style style:name="P34" style:family="paragraph" style:parent-style-name="Text_20_body">
      <style:text-properties officeooo:paragraph-rsid="006ec1a6"/>
    </style:style>
    <style:style style:name="P35" style:family="paragraph" style:parent-style-name="Text_20_body" style:list-style-name="L7">
      <style:text-properties officeooo:paragraph-rsid="00702388"/>
    </style:style>
    <style:style style:name="P36" style:family="paragraph" style:parent-style-name="Text_20_body" style:list-style-name="L8">
      <style:text-properties officeooo:paragraph-rsid="00702388"/>
    </style:style>
    <style:style style:name="P37" style:family="paragraph" style:parent-style-name="Text_20_body" style:list-style-name="L9">
      <style:text-properties officeooo:paragraph-rsid="00702388"/>
    </style:style>
    <style:style style:name="P38" style:family="paragraph" style:parent-style-name="Text_20_body" style:list-style-name="L11">
      <style:text-properties officeooo:paragraph-rsid="0071b26c"/>
    </style:style>
    <style:style style:name="P39" style:family="paragraph" style:parent-style-name="Text_20_body" style:list-style-name="L1">
      <style:paragraph-properties fo:margin-left="0in" fo:margin-right="0in" fo:text-indent="0in" style:auto-text-indent="false"/>
      <style:text-properties officeooo:rsid="00724a29" officeooo:paragraph-rsid="00724a29"/>
    </style:style>
    <style:style style:name="P40" style:family="paragraph" style:parent-style-name="Text_20_body" style:list-style-name="L12">
      <style:text-properties officeooo:rsid="00724a29" officeooo:paragraph-rsid="00724a29"/>
    </style:style>
    <style:style style:name="P41" style:family="paragraph" style:parent-style-name="Text_20_body" style:list-style-name="L1">
      <style:paragraph-properties fo:margin-left="0in" fo:margin-right="0in" fo:text-indent="0in" style:auto-text-indent="false"/>
      <style:text-properties officeooo:rsid="00727d69" officeooo:paragraph-rsid="00727d69"/>
    </style:style>
    <style:style style:name="P42" style:family="paragraph" style:parent-style-name="Text_20_body" style:list-style-name="L13">
      <style:text-properties officeooo:rsid="00727d69" officeooo:paragraph-rsid="00727d69"/>
    </style:style>
    <style:style style:name="P43" style:family="paragraph" style:parent-style-name="Title">
      <style:text-properties officeooo:paragraph-rsid="00718fb9"/>
    </style:style>
    <style:style style:name="T1" style:family="text">
      <style:text-properties officeooo:rsid="0065d30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6d880c" style:font-size-asian="10pt" style:font-size-complex="10pt"/>
    </style:style>
    <style:style style:name="T4" style:family="text">
      <style:text-properties fo:font-size="10pt" officeooo:rsid="0071b26c" style:font-size-asian="10pt" style:font-size-complex="10pt"/>
    </style:style>
    <style:style style:name="T5" style:family="text">
      <style:text-properties officeooo:rsid="006b8930"/>
    </style:style>
    <style:style style:name="T6" style:family="text">
      <style:text-properties officeooo:rsid="006ec1a6"/>
    </style:style>
    <style:style style:name="T7" style:family="text">
      <style:text-properties style:font-name="Liberation Serif" officeooo:rsid="006ec1a6"/>
    </style:style>
    <style:style style:name="T8" style:family="text">
      <style:text-properties style:font-name="Liberation Serif" fo:font-size="12pt" officeooo:rsid="006d880c" style:font-size-asian="12pt" style:font-size-complex="12pt"/>
    </style:style>
    <style:style style:name="T9" style:family="text">
      <style:text-properties officeooo:rsid="00702388"/>
    </style:style>
    <style:style style:name="T10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otes for <text:line-break/>KrUltra Runners Hub <text:line-break/>development</text:p>
      <text:p text:style-name="P18"/>
      <text:h text:style-name="Heading_20_1" text:outline-level="1" text:is-list-header="true">Backup and Restore</text:h>
      <text:p text:style-name="P19"/>
      <text:p text:style-name="P25"><text:span text:style-name="T6">Y</text:span>ou don’t need GCS to get a full Firestore dump. For low-volume data you can simply pull everything via the Admin SDK (or a community tool) and write it to JSON on your local disk. Here are two easy approaches:</text:p>
      <text:p text:style-name="P5"/>
      <text:h text:style-name="P3" text:outline-level="2">1) Quick npm tool</text:h>
      <text:list text:style-name="L2">
        <text:list-item>
          <text:p text:style-name="P27">Create a service‐account key in the Firebase console and save it as </text:p>
          <text:p text:style-name="P8"><text:span text:style-name="Source_20_Text">serviceAccountKey.json</text:span></text:p>
          <text:p text:style-name="P28"> next to your project.</text:p>
        </text:list-item>
        <text:list-item>
          <text:p text:style-name="P27">Install the export/import utility (globally or in your project):</text:p>
          <text:p text:style-name="P8"><text:span text:style-name="Source_20_Text">npm install -g firestore-export-import</text:span></text:p>
        </text:list-item>
        <text:list-item>
          <text:p text:style-name="P27">Run a backup to a local folder:</text:p>
          <text:p text:style-name="P9"><text:span text:style-name="Source_20_Text">firestore-export-import \</text:span></text:p>
          <text:p text:style-name="P9"><text:span text:style-name="Source_20_Text"><text:s text:c="2"/>--accountCredentials ./serviceAccountKey.json \</text:span></text:p>
          <text:p text:style-name="P10"><text:span text:style-name="Source_20_Text"><text:s text:c="2"/>--backupPath ./local_firestore_backup</text:span></text:p>
          <text:p text:style-name="P29">This will create JSON files under </text:p>
          <text:p text:style-name="P8"><text:span text:style-name="Source_20_Text">local_firestore_backup/</text:span></text:p>
          <text:p text:style-name="P28">—one per collection.</text:p>
        </text:list-item>
        <text:list-item>
          <text:p text:style-name="P27">To restore, run the companion import command against your target project.</text:p>
        </text:list-item>
      </text:list>
      <text:h text:style-name="P3" text:outline-level="2">2) Custom Node script</text:h>
      <text:p text:style-name="P33">If you’d rather hand-roll a script, drop this in </text:p>
      <text:p text:style-name="P12"><text:span text:style-name="Source_20_Text">scripts/backupFirestore.js:</text:span></text:p>
      <text:p text:style-name="P13"><text:span text:style-name="Source_20_Text">// scripts/backupFirestore.js</text:span></text:p>
      <text:p text:style-name="P13"><text:span text:style-name="Source_20_Text">const fs = require('fs')</text:span></text:p>
      <text:p text:style-name="P13"><text:span text:style-name="Source_20_Text">const admin = require('firebase-admin')</text:span></text:p>
      <text:p text:style-name="P14"/>
      <text:p text:style-name="P13"><text:span text:style-name="Source_20_Text">// Initialize with your service account</text:span></text:p>
      <text:p text:style-name="P13"><text:span text:style-name="Source_20_Text">admin.initializeApp({</text:span></text:p>
      <text:p text:style-name="P13"><text:soft-page-break/><text:span text:style-name="Source_20_Text"><text:s text:c="2"/>credential: admin.credential.cert(require('../serviceAccountKey.json')),</text:span></text:p>
      <text:p text:style-name="P13"><text:span text:style-name="Source_20_Text">})</text:span></text:p>
      <text:p text:style-name="P13"><text:span text:style-name="Source_20_Text">const db = admin.firestore()</text:span></text:p>
      <text:p text:style-name="P14"/>
      <text:p text:style-name="P13"><text:span text:style-name="Source_20_Text">async function backup() {</text:span></text:p>
      <text:p text:style-name="P13"><text:span text:style-name="Source_20_Text"><text:s text:c="2"/>const out: Record&lt;string, any&gt; = {}</text:span></text:p>
      <text:p text:style-name="P13"><text:span text:style-name="Source_20_Text"><text:s text:c="2"/>const collections = await db.listCollections()</text:span></text:p>
      <text:p text:style-name="P13"><text:span text:style-name="Source_20_Text"><text:s text:c="2"/>for (const col of collections) {</text:span></text:p>
      <text:p text:style-name="P13"><text:span text:style-name="Source_20_Text"><text:s text:c="4"/>const snap = await col.get()</text:span></text:p>
      <text:p text:style-name="P13"><text:span text:style-name="Source_20_Text"><text:s text:c="4"/>out[col.id] = {}</text:span></text:p>
      <text:p text:style-name="P13"><text:span text:style-name="Source_20_Text"><text:s text:c="4"/>snap.forEach(doc =&gt; { out[col.id][doc.id] = doc.data() })</text:span></text:p>
      <text:p text:style-name="P13"><text:span text:style-name="Source_20_Text"><text:s text:c="2"/>}</text:span></text:p>
      <text:p text:style-name="P13"><text:span text:style-name="Source_20_Text"><text:s text:c="2"/>fs.writeFileSync(</text:span></text:p>
      <text:p text:style-name="P13"><text:span text:style-name="Source_20_Text"><text:s text:c="4"/>'./firestore_backup.json',</text:span></text:p>
      <text:p text:style-name="P13"><text:span text:style-name="Source_20_Text"><text:s text:c="4"/>JSON.stringify(out, null, 2),</text:span></text:p>
      <text:p text:style-name="P13"><text:span text:style-name="Source_20_Text"><text:s text:c="2"/>)</text:span></text:p>
      <text:p text:style-name="P13"><text:span text:style-name="Source_20_Text"><text:s text:c="2"/>console.log('Backup saved to firestore_backup.json')</text:span></text:p>
      <text:p text:style-name="P13"><text:span text:style-name="Source_20_Text">}</text:span></text:p>
      <text:p text:style-name="P14"/>
      <text:p text:style-name="P13"><text:span text:style-name="Source_20_Text">backup().catch(err =&gt; {</text:span></text:p>
      <text:p text:style-name="P13"><text:span text:style-name="Source_20_Text"><text:s text:c="2"/>console.error('Backup failed:', err)</text:span></text:p>
      <text:p text:style-name="P13"><text:span text:style-name="Source_20_Text"><text:s text:c="2"/>process.exit(1)</text:span></text:p>
      <text:p text:style-name="P12"><text:span text:style-name="Source_20_Text">})</text:span></text:p>
      <text:p text:style-name="P33">Then:</text:p>
      <text:p text:style-name="P13"><text:span text:style-name="Source_20_Text">npm install firebase-admin</text:span></text:p>
      <text:p text:style-name="P12"><text:span text:style-name="Source_20_Text">node scripts/backupFirestore.js</text:span></text:p>
      <text:p text:style-name="P33">That writes a single </text:p>
      <text:p text:style-name="P12"><text:span text:style-name="Source_20_Text">firestore_backup.json</text:span></text:p>
      <text:p text:style-name="P34"> with every collection’s data.</text:p>
      <text:p text:style-name="P5"/>
      <text:h text:style-name="P4" text:outline-level="3">Restore plan</text:h>
      <text:list text:style-name="L5">
        <text:list-item>
          <text:p text:style-name="P31">To rehydrate you can write a similar “import” script that reads the JSON and does </text:p>
          <text:p text:style-name="P11"><text:span text:style-name="Source_20_Text">db.collection(col).doc(id).set(data)</text:span></text:p>
          <text:p text:style-name="P32">.</text:p>
        </text:list-item>
        <text:list-item>
          <text:p text:style-name="P31">Keep your backup JSON files (or folder) safe—e.g. commit to a private repo, or copy to an external drive.</text:p>
        </text:list-item>
      </text:list>
      <text:p text:style-name="P33">Both methods avoid GCS entirely and give you a local, point-in-time snapshot that you can restore or inspect at will.</text:p>
      <text:p text:style-name="P26"/>
      <text:p text:style-name="P19"/>
      <text:p text:style-name="P19"/>
      <text:p text:style-name="P24"/>
      <text:h text:style-name="P2" text:outline-level="1">Production-rollout standard plan</text:h>
      <text:p text:style-name="P24"><text:span text:style-name="T5">H</text:span>ere’s a recommended production‐rollout plan. Feel free to adapt to your team’s workflow and CI/CD tools.</text:p>
      <text:list xml:id="list2301894202" text:style-name="L1">
        <text:list-item>
          <text:p text:style-name="P20"><text:span text:style-name="T6">Switch to the right environment for firestore commands:</text:span></text:p>
          <text:p text:style-name="P7"><text:span text:style-name="Source_20_Text"><text:span text:style-name="T6">firestore use prod</text:span></text:span></text:p>
        </text:list-item>
        <text:list-item>
          <text:p text:style-name="P41">Pause test environment</text:p>
        </text:list-item>
      </text:list>
      <text:list text:style-name="L13">
        <text:list-item>
          <text:list>
            <text:list-item>
              <text:p text:style-name="P42">Consider closing emulator and test servers to avoid confusion</text:p>
            </text:list-item>
            <text:list-item>
              <text:p text:style-name="P42">Go to google cloud scheduler for runnershubtest and pause shceduled functions if you want to prevent them from running while you work with prod</text:p>
            </text:list-item>
          </text:list>
        </text:list-item>
      </text:list>
      <text:list xml:id="list70254305418278" text:continue-list="list2301894202" text:style-name="L1">
        <text:list-item>
          <text:p text:style-name="P23">Prep &amp; Backup</text:p>
        </text:list-item>
      </text:list>
      <text:list text:style-name="L8">
        <text:list-item>
          <text:list>
            <text:list-item>
              <text:p text:style-name="P36">Firestore export:<text:line-break/><text:span text:style-name="Source_20_Text"><text:span text:style-name="T2">node scripts/backupFirestore.js</text:span></text:span><text:line-break/>– Verify files wrote correctly</text:p>
            </text:list-item>
            <text:list-item>
              <text:p text:style-name="P36">Restore <text:span text:style-name="T9">(if needed – see also README.md):</text:span><text:line-break/><text:span text:style-name="Source_20_Text"><text:span text:style-name="T2">node scripts/backupFirestore.js</text:span></text:span></text:p>
            </text:list-item>
          </text:list>
        </text:list-item>
      </text:list>
      <text:list xml:id="list70253845356572" text:continue-list="list70254305418278" text:style-name="L1">
        <text:list-header>
          <text:p text:style-name="P21">– Keep last 3–5 exports in case of rollback</text:p>
        </text:list-header>
        <text:list-item>
          <text:p text:style-name="P23">Lock &amp; Audit Security Rules</text:p>
        </text:list-item>
      </text:list>
      <text:list text:style-name="L7">
        <text:list-item>
          <text:list>
            <text:list-item>
              <text:p text:style-name="P35"><text:span text:style-name="Source_20_Text"><text:span text:style-name="T2">firebase deploy --only firestore:rules</text:span></text:span></text:p>
            </text:list-item>
          </text:list>
        </text:list-item>
      </text:list>
      <text:list xml:id="list70253273894097" text:continue-list="list70253845356572" text:style-name="L1">
        <text:list-item>
          <text:p text:style-name="P23">Environment Variables</text:p>
        </text:list-item>
      </text:list>
      <text:list text:style-name="L6">
        <text:list-item>
          <text:list>
            <text:list-item>
              <text:p text:style-name="P15">Bump version <text:span text:style-name="T6">in .env.production, </text:span>e.g. <text:span text:style-name="Source_20_Text">REACT_APP_VERSION=</text:span><text:span text:style-name="Source_20_Text"><text:span text:style-name="T9">3.3.0</text:span></text:span></text:p>
            </text:list-item>
            <text:list-item>
              <text:p text:style-name="P16"><text:span text:style-name="Source_20_Text"><text:span text:style-name="T9">Make sure emulator is set to false</text:span></text:span></text:p>
            </text:list-item>
          </text:list>
        </text:list-item>
      </text:list>
      <text:list xml:id="list70253355304859" text:continue-list="list70253273894097" text:style-name="L1">
        <text:list-item>
          <text:p text:style-name="P23">Cloud Functions</text:p>
        </text:list-item>
      </text:list>
      <text:list text:style-name="L9">
        <text:list-item>
          <text:list>
            <text:list-item>
              <text:p text:style-name="P37">Deploy functions:<text:line-break/><text:span text:style-name="Source_20_Text"><text:span text:style-name="T3">cd ./functions<text:line-break/></text:span></text:span><text:span text:style-name="Source_20_Text"><text:span text:style-name="T2">firebase deploy --only functions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17"><text:span text:style-name="Source_20_Text"><text:span text:style-name="T8">Check functions are ok in the firebase console, functions panel:<text:line-break/></text:span></text:span><text:span text:style-name="Source_20_Text"><text:span text:style-name="T7">Click</text:span></text:span><draw:frame draw:style-name="fr1" draw:name="Image1" text:anchor-type="char" svg:x="6.3547in" svg:y="-0.0854in" svg:width="0.1953in" svg:height="0.2453in" draw:z-index="0"><draw:image xlink:href="Pictures/10000001000000230000002C4255F8F8.png" xlink:type="simple" xlink:show="embed" xlink:actuate="onLoad" draw:mime-type="image/png"/></draw:frame><text:span text:style-name="Source_20_Text"><text:span text:style-name="T7"> the three dots to the right of a function record to go to the google cloud scheduler (GCS). Check that the schedules are correct for scheduled jobs. Go to </text:span></text:span><text:a xlink:type="simple" xlink:href="https://console.cloud.google.com/functions" text:style-name="Internet_20_link" text:visited-style-name="Visited_20_Internet_20_Link"><text:span text:style-name="Source_20_Text"><text:span text:style-name="T7">https://console.cloud.google.com/functions</text:span></text:span></text:a><text:span text:style-name="Source_20_Text"><text:span text:style-name="T7"> to get access to console logs for each function (click on the function name), choose LOGS tab. </text:span></text:span></text:p>
            </text:list-item>
          </text:list>
        </text:list-item>
      </text:list>
      <text:list xml:id="list70254567868496" text:continue-list="list70253355304859" text:style-name="L1">
        <text:list-item>
          <text:p text:style-name="P39">Update db indexes</text:p>
        </text:list-item>
      </text:list>
      <text:list text:style-name="L12">
        <text:list-item>
          <text:list>
            <text:list-item>
              <text:p text:style-name="P40">Update/create new indexes if needed:<text:line-break/><text:span text:style-name="T10">npx firebase deploy --only firestore:indexes --project runnershub-62442</text:span></text:p>
            </text:list-item>
          </text:list>
        </text:list-item>
      </text:list>
      <text:list xml:id="list70253439539572" text:continue-list="list70254567868496" text:style-name="L1">
        <text:list-item>
          <text:p text:style-name="P23">Client Build &amp; Deploy</text:p>
        </text:list-item>
      </text:list>
      <text:list text:style-name="L11">
        <text:list-item>
          <text:list>
            <text:list-item>
              <text:p text:style-name="P38"><text:span text:style-name="T6">When done with local testing, </text:span><text:span text:style-name="T9">d</text:span>eploy to hosting (Firebase Hosting):<text:line-break/><text:span text:style-name="Source_20_Text"><text:span text:style-name="T4">npm deploy</text:span></text:span><text:span text:style-name="Source_20_Text"><text:span text:style-name="T4"><text:note text:id="ftn0" text:note-class="footnote"><text:note-citation>1</text:note-citation><text:note-body><text:p text:style-name="P1">Runs script: npm run build &amp;&amp; firebase deploy --only hosting --project runnershub-62442</text:p></text:note-body></text:note></text:span></text:span></text:p>
            </text:list-item>
          </text:list>
        </text:list-item>
      </text:list>
      <text:list text:continue-list="list70253439539572" text:style-name="L1">
        <text:list-item>
          <text:p text:style-name="P22"><text:soft-page-break/>End-to-End &amp; Smoke Tests<text:line-break/>• Sign-up flow<text:line-break/>– New registration (spots available)<text:line-break/>– Filling summary, payment info, terms<text:line-break/>• Waiting-list flow<text:line-break/>– Exhaust max spots, then confirm waiting-list checkbox appears<text:line-break/>– Set expiry date, submit, see “waiting-list” in admin panel<text:line-break/>• Admin panel<text:line-break/>– Generate test registrations; verify counts and waiting-list summary<text:line-break/>• Cross-browser spot-checks (Chrome, Firefox, Safari mobile)</text:p>
        </text:list-item>
        <text:list-item>
          <text:p text:style-name="P22">Monitoring &amp; Rollback<text:line-break/>• Enable function logs / error alerts (Cloud Logging, Sentry, etc.)<text:line-break/>• Post-deploy sanity script: fetch counts via the API and compare to expectations<text:line-break/>• If anything breaks:<text:line-break/>– Deploy previous Git tag (</text:p>
          <text:p text:style-name="P6"><text:span text:style-name="Source_20_Text">firebase deploy</text:span></text:p>
          <text:p text:style-name="P21"> or your CI rollback step)<text:line-break/>– Optionally reimport Firestore export</text:p>
        </text:list-item>
        <text:list-item>
          <text:p text:style-name="P22">Post-Release<text:line-break/>• Announce version bump internally<text:line-break/>• Monitor for user feedback/bugs over 24–48 h<text:line-break/>• Merge any hotfix branches promptly and follow same deployment checklist</text:p>
        </text:list-item>
      </text:list>
      <text:p text:style-name="P19"/>
      <text:p text:style-name="P30"><text:span text:style-name="T1">What happens to users that are active? <text:s/></text:span><text:span text:style-name="T9">U</text:span>sers in the middle of registration won’t lose their work or see errors just because you pushed a new build. They’ll finish on the code they loaded, and any new API calls they make after reloading will hit the updated version.</text:p>
      <text:p text:style-name="P19"/>
      <text:p text:style-name="P19"/>
      <text:p text:style-name="P19">---</text:p>
      <text:p text:style-name="P19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2:33:06.133641303</meta:creation-date>
    <dc:date>2025-05-03T07:02:52.874997792</dc:date>
    <meta:editing-duration>PT1H46M16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4" meta:paragraph-count="89" meta:word-count="729" meta:character-count="4887" meta:non-whitespace-character-count="4222"/>
  </office:meta>
</office:document-meta>
</file>